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PÍTULO 1.</text:p>
      <text:p text:style-name="P1">Planteamiento del Problema</text:p>
      <text:p text:style-name="P2"><text:span text:style-name="T1">Objetivo General</text:span></text:p>
      <text:p text:style-name="P1">Objetivos Específicos</text:p>
      <text:p text:style-name="P1">Justificación Del Trabajo</text:p>
      <text:p text:style-name="P1">Justificación Metodológica</text:p>
      <text:p text:style-name="P1"><text:span text:style-name="T2">Definición Y Origen De Internet</text:span></text:p>
      <text:p text:style-name="P1"><text:span text:style-name="T2">Computador</text:span></text:p>
      <text:p text:style-name="P1"><text:span text:style-name="T2">Navegador Web</text:span></text:p>
      <text:p text:style-name="P1"><text:span text:style-name="T2">Dirección IP</text:span></text:p>
      <text:p text:style-name="P1"><text:span text:style-name="T2">Router</text:span></text:p>
      <text:p text:style-name="P1"><text:span text:style-name="T2">Red</text:span></text:p>
      <text:p text:style-name="P1"><text:span text:style-name="T2">Protocolos De Comunicación</text:span></text:p>
      <text:p text:style-name="P1"><text:span text:style-name="T2">Servidor</text:span></text:p>
      <text:p text:style-name="P1"><text:span text:style-name="T2">Hipertexto</text:span></text:p>
      <text:p text:style-name="P1"><text:span text:style-name="T2">Web</text:span></text:p>
      <text:p text:style-name="P1"><text:span text:style-name="T2">Orígenes</text:span></text:p>
      <text:p text:style-name="P1"><text:span text:style-name="T2">Internet En La Actualidad</text:span></text:p>
      <text:p text:style-name="P1"><text:span text:style-name="T2">Definición De Sitios Web, Su Estructura E Importancia</text:span></text:p>
      <text:p text:style-name="P1"><text:span text:style-name="T2">Página Web</text:span></text:p>
      <text:p text:style-name="P1"><text:span text:style-name="T2">Sitios Estáticos</text:span></text:p>
      <text:p text:style-name="P1"><text:span text:style-name="T2">Sitios Dinámicos</text:span></text:p>
      <text:p text:style-name="P1"><text:span text:style-name="T2">Importancia de los Sitios WEB</text:span></text:p>
      <text:p text:style-name="P1"><text:span text:style-name="T2">Introducción A los Frameworks</text:span></text:p>
      <text:p text:style-name="P1"><text:span text:style-name="T2">Historia</text:span></text:p>
      <text:p text:style-name="P1"><text:span text:style-name="T2">Tipos De Frameworks</text:span></text:p>
      <text:p text:style-name="P1"><text:span text:style-name="T2">Frameworks de Caja Blanca</text:span></text:p>
      <text:p text:style-name="P1"><text:soft-page-break/><text:span text:style-name="T2">Frameworks de Caja Negra</text:span></text:p>
      <text:p text:style-name="P1"><text:span text:style-name="T2">Frameworks de Caja Gris</text:span></text:p>
      <text:p text:style-name="P1"><text:span text:style-name="T2">¿Por Qué Usar Un Framework?</text:span></text:p>
      <text:p text:style-name="P1"><text:span text:style-name="T2">Introducción A La Programación Orientada A Objetos (POO)</text:span></text:p>
      <text:p text:style-name="P1"><text:span text:style-name="T2">Elementos De La POO</text:span></text:p>
      <text:p text:style-name="P1"><text:span text:style-name="T2">Abstracción</text:span></text:p>
      <text:p text:style-name="P1"><text:span text:style-name="T2">Encapsulamiento</text:span></text:p>
      <text:p text:style-name="P1"><text:span text:style-name="T2">Modularidad</text:span></text:p>
      <text:p text:style-name="P1"><text:span text:style-name="T2">Ocultación (Aislamiento)</text:span></text:p>
      <text:p text:style-name="P1"><text:span text:style-name="T2">Polimorfismo</text:span></text:p>
      <text:p text:style-name="P1"><text:span text:style-name="T2">Herencia</text:span></text:p>
      <text:p text:style-name="P1"><text:span text:style-name="T2">Recolección de Basura</text:span></text:p>
      <text:p text:style-name="P1"><text:span text:style-name="T2">Objeto</text:span></text:p>
      <text:p text:style-name="P1"><text:span text:style-name="T2">Ejemplo de Objeto Real</text:span></text:p>
      <text:p text:style-name="P1"><text:span text:style-name="T2">Ejemplo de Objeto Imaginario</text:span></text:p>
      <text:p text:style-name="P1"><text:span text:style-name="T2">Tipos De Datos</text:span></text:p>
      <text:p text:style-name="P1"><text:span text:style-name="T2">Numéricos</text:span></text:p>
      <text:p text:style-name="P1"><text:span text:style-name="T2">Enteros</text:span></text:p>
      <text:p text:style-name="P1"><text:span text:style-name="T2">Flotantes</text:span></text:p>
      <text:p text:style-name="P1"><text:span text:style-name="T2">Cadenas</text:span></text:p>
      <text:p text:style-name="P1"><text:span text:style-name="T2">Booleanos</text:span></text:p>
      <text:p text:style-name="P1"><text:span text:style-name="T2">Arreglos</text:span></text:p>
      <text:p text:style-name="P1"><text:span text:style-name="T2">Objeto</text:span></text:p>
      <text:p text:style-name="P1"><text:span text:style-name="T2">Operadores</text:span></text:p>
      <text:p text:style-name="P1"><text:span text:style-name="T2">Estructuras de Contr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Label_20_42" style:display-name="ListLabel 42" style:family="text">
      <style:text-properties style:font-name-complex="Symbol"/>
    </style:style>
    <style:style style:name="ListLabel_20_40" style:display-name="ListLabel 40" style:family="text">
      <style:text-properties style:font-name-complex="Courier New"/>
    </style:style>
    <style:style style:name="ListLabel_20_41" style:display-name="ListLabel 41" style:family="text">
      <style:text-properties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Villota</meta:initial-creator>
    <meta:creation-date>2013-10-01T16:22:41</meta:creation-date>
    <dc:date>2013-10-01T17:37:36</dc:date>
    <dc:creator>Eduardo Villota</dc:creator>
    <meta:editing-duration>PT11M30S</meta:editing-duration>
    <meta:editing-cycles>1</meta:editing-cycles>
    <meta:document-statistic meta:table-count="0" meta:image-count="0" meta:object-count="0" meta:page-count="2" meta:paragraph-count="52" meta:word-count="126" meta:character-count="894" meta:non-whitespace-character-count="819"/>
    <meta:generator>LibreOffice/3.5$Linux_x86 LibreOffice_project/350m1$Build-2</meta:generator>
  </office:meta>
</office:document-meta>
</file>